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GB"/>
    </style:style>
    <style:style style:name="P2" style:parent-style-name="Normal" style:family="paragraph">
      <style:paragraph-properties fo:margin-bottom="0in"/>
      <style:text-properties fo:language="en" fo:country="GB"/>
    </style:style>
    <style:style style:name="P3" style:parent-style-name="Normal" style:family="paragraph">
      <style:paragraph-properties fo:margin-bottom="0in"/>
      <style:text-properties fo:language="en" fo:country="GB"/>
    </style:style>
    <style:style style:name="P4" style:parent-style-name="Normal" style:family="paragraph">
      <style:paragraph-properties fo:margin-bottom="0in"/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</office:automatic-styles>
  <office:body>
    <office:text text:use-soft-page-breaks="true">
      <text:p text:style-name="P1">Project report for week starting 27<text:s/>January 2020</text:p>
      <text:p text:style-name="P2">02/02/20</text:p>
      <text:p text:style-name="P3">Shane Higgins</text:p>
      <text:p text:style-name="P4"/>
      <text:p text:style-name="P5">This week I was working on getting video streaming from the raspberry pi to the app. I worked through 4/5 examples that didn’t work either it wouldn’t accept the stream. After awhile though of trying different things. I was thinking that I only want the stream to be available on the local network. Instead of having the stream sent straight to the app. When the kids smart companion powers up<text:s/>it will run the python script that will start the camera stream to a web page being run on the local network. The app would then be able to view this web page if they are both on the same network. I got this working by putting a button that will redirect the user from the app to the local webpage.</text:p>
      <text:p text:style-name="P6"/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20-02-02T19:53:00Z</meta:creation-date>
    <dc:date>2020-02-02T21:04:00Z</dc:date>
    <meta:template xlink:href="Normal" xlink:type="simple"/>
    <meta:editing-cycles>4</meta:editing-cycles>
    <meta:editing-duration>PT4260S</meta:editing-duration>
    <meta:document-statistic meta:page-count="1" meta:paragraph-count="1" meta:word-count="114" meta:character-count="769" meta:row-count="5" meta:non-whitespace-character-count="656"/>
  </office:meta>
</office:document-meta>
</file>